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hp_cx5Jx7BJiKGgLIQOErK8ueYHZjkaDh0EnNw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6-15T11:09:00.900986981</meta:creation-date>
    <dc:date>2024-06-15T11:09:43.186785855</dc:date>
    <meta:editing-duration>PT43S</meta:editing-duration>
    <meta:editing-cycles>1</meta:editing-cycles>
    <meta:document-statistic meta:table-count="0" meta:image-count="0" meta:object-count="0" meta:page-count="1" meta:paragraph-count="1" meta:word-count="1" meta:character-count="40" meta:non-whitespace-character-count="40"/>
    <meta:generator>LibreOffice/6.0.7.3$Linux_X86_64 LibreOffice_project/00m0$Build-3</meta:generator>
  </office:meta>
</office:document-meta>
</file>